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Text_20_body" style:list-style-name="L5">
      <style:paragraph-properties fo:margin-top="0cm" fo:margin-bottom="0cm" fo:text-align="justify" style:justify-single-word="false"/>
    </style:style>
    <style:style style:name="P9" style:family="paragraph" style:parent-style-name="Text_20_body" style:list-style-name="L4">
      <style:paragraph-properties fo:margin-top="0cm" fo:margin-bottom="0cm" fo:text-align="justify" style:justify-single-word="false"/>
    </style:style>
    <style:style style:name="P10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I</text:span><text:span text:style-name="T2">:</text:span> get user input for everything</text:p>
      <text:p text:style-name="P1"/>
      <text:p text:style-name="P1"><text:span text:style-name="T2">Solver:</text:span> actually does solving</text:p>
      <text:list xml:id="list5512273631" text:style-name="L1">
        <text:list-item>
          <text:p text:style-name="P4">std::vector&lt;Square *(?)&gt; <text:s/>toCheck; or std::queue?</text:p>
        </text:list-item>
      </text:list>
      <text:p text:style-name="P1"/>
      <text:p text:style-name="P1"><text:span text:style-name="T2">Position</text:span>: utility to hold &lt;row,col&gt;?</text:p>
      <text:p text:style-name="P1"/>
      <text:p text:style-name="P1"><text:span text:style-name="T2">Square:</text:span> atomic piece of Board</text:p>
      <text:list xml:id="list1995146367" text:style-name="L2">
        <text:list-item>
          <text:p text:style-name="P5">const int puzzle_size = 9</text:p>
        </text:list-item>
      </text:list>
      <text:p text:style-name="P1">Members:</text:p>
      <text:list xml:id="list437083542" text:style-name="L3">
        <text:list-item>
          <text:p text:style-name="P6">bool isSet </text:p>
        </text:list-item>
        <text:list-item>
          <text:p text:style-name="P6">int value </text:p>
        </text:list-item>
        <text:list-item>
          <text:p text:style-name="P6">std::set&lt;int&gt; possibleValues </text:p>
        </text:list-item>
        <text:list-item>
          <text:p text:style-name="P6">int row, col </text:p>
        </text:list-item>
      </text:list>
      <text:p text:style-name="P1">C'tors:</text:p>
      <text:list xml:id="list1533623351" text:continue-numbering="true" text:style-name="L3">
        <text:list-item>
          <text:p text:style-name="P6">Square(row, col, value) (isSet is true) </text:p>
        </text:list-item>
        <text:list-item>
          <text:p text:style-name="P6">Square(row, col) (isSet is false) </text:p>
        </text:list-item>
        <text:list-item>
          <text:p text:style-name="P6">Square(const Square&amp;)</text:p>
        </text:list-item>
        <text:list-item>
          <text:p text:style-name="P6">default c'tor</text:p>
        </text:list-item>
      </text:list>
      <text:p text:style-name="P1">Methods:</text:p>
      <text:list xml:id="list365718868" text:continue-numbering="true" text:style-name="L3">
        <text:list-item>
          <text:p text:style-name="P6">operator=(const Square &amp;)</text:p>
        </text:list-item>
        <text:list-item>
          <text:p text:style-name="P6">bool restrictValues(std::initialiser_list&lt;int&gt;)</text:p>
        </text:list-item>
        <text:list-item>
          <text:p text:style-name="P6">bool setValue(int value)</text:p>
        </text:list-item>
        <text:list-item>
          <text:p text:style-name="P6">bool getIsSet</text:p>
        </text:list-item>
        <text:list-item>
          <text:p text:style-name="P6">int getValue(), throw exception if not set</text:p>
        </text:list-item>
        <text:list-item>
          <text:p text:style-name="P6">int getRow()</text:p>
        </text:list-item>
        <text:list-item>
          <text:p text:style-name="P6">int getColumn()</text:p>
        </text:list-item>
      </text:list>
      <text:p text:style-name="P1"/>
      <text:p text:style-name="P1"><text:span text:style-name="T2">Puzzle</text:span><text:span text:style-name="T2">:</text:span> puzzle state</text:p>
      <text:list xml:id="list1132818790" text:style-name="L4">
        <text:list-item>
          <text:p text:style-name="P7">const int puzzle_size = 9 (easier to template later)</text:p>
        </text:list-item>
      </text:list>
      <text:p text:style-name="P1">Members:</text:p>
      <text:list xml:id="list743490028" text:style-name="L5">
        <text:list-item>
          <text:p text:style-name="P8">Square squares[][]</text:p>
        </text:list-item>
        <text:list-item>
          <text:p text:style-name="P8">bool solved</text:p>
        </text:list-item>
        <text:list-item>
          <text:p text:style-name="P8">squaresLeft</text:p>
        </text:list-item>
      </text:list>
      <text:p text:style-name="P2">C'tors:</text:p>
      <text:list xml:id="list429185509" text:continue-list="list1132818790" text:style-name="L4">
        <text:list-item>
          <text:p text:style-name="P7">empty constructor</text:p>
        </text:list-item>
        <text:list-item>
          <text:p text:style-name="P7">constructor from file</text:p>
        </text:list-item>
      </text:list>
      <text:p text:style-name="P1">'Member' classes:</text:p>
      <text:list xml:id="list750807701" text:continue-numbering="true" text:style-name="L4">
        <text:list-item>
          <text:p text:style-name="P9">class Iterator </text:p>
        </text:list-item>
        <text:list-item>
          <text:p text:style-name="P9">class RowIterator </text:p>
        </text:list-item>
        <text:list-item>
          <text:p text:style-name="P9">class ColIterator </text:p>
        </text:list-item>
        <text:list-item>
          <text:p text:style-name="P9"><text:soft-page-break/>class SectionIterator </text:p>
        </text:list-item>
      </text:list>
      <text:p text:style-name="P1">Methods:</text:p>
      <text:list xml:id="list2169289247" text:continue-numbering="true" text:style-name="L4">
        <text:list-item>
          <text:p text:style-name="P7">output to file</text:p>
        </text:list-item>
        <text:list-item>
          <text:p text:style-name="P7">'sweep' rows, columns, squares</text:p>
        </text:list-item>
        <text:list-item>
          <text:p text:style-name="P9">getIterator() </text:p>
        </text:list-item>
        <text:list-item>
          <text:p text:style-name="P9">int getSection(int row, int col), int getSection(const Square &amp;): delegate ← </text:p>
        </text:list-item>
        <text:list-item>
          <text:p text:style-name="P9">getRowIterator(int), getRowIterator(const Square&amp;): delegate ←</text:p>
        </text:list-item>
        <text:list-item>
          <text:p text:style-name="P9">getColIterator(int), getColIteraror(const Square&amp;): delegate ←</text:p>
        </text:list-item>
        <text:list-item>
          <text:p text:style-name="P9">getSectionIterator(int), getSectionIterator(const Square&amp;): delegate ←</text:p>
        </text:list-item>
        <text:list-item>
          <text:p text:style-name="P9">getRowPossibleValues(int), getRowPossibleValues(const Square&amp;): delegate ←</text:p>
        </text:list-item>
        <text:list-item>
          <text:p text:style-name="P9">getColumnPossibleValues(int), getColumnPossibleValues(const Square&amp;): delegate ←</text:p>
        </text:list-item>
        <text:list-item>
          <text:p text:style-name="P9">getSectionPossibleValues(int), getSectionPossibleValues(const Square&amp;): delegate ←</text:p>
        </text:list-item>
      </text:list>
      <text:p text:style-name="P1"/>
      <text:p text:style-name="P1">Improvements:</text:p>
      <text:list xml:id="list1502438875" text:style-name="L6">
        <text:list-item>
          <text:p text:style-name="P10">template Board on size</text:p>
        </text:list-item>
        <text:list-item>
          <text:p text:style-name="P10">GUI, multithreaded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enior</meta:initial-creator>
    <meta:creation-date>2014-09-13T17:08:33.325774437</meta:creation-date>
    <dc:date>2014-09-16T18:06:41</dc:date>
    <dc:creator>Alexander Senior</dc:creator>
    <meta:editing-duration>PT6M3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52" meta:word-count="208" meta:character-count="1494" meta:non-whitespace-character-count="1364"/>
  </office:meta>
</office:document-meta>
</file>